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5.6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75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3.7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cm" draw:marker-end-width="0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4.9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55cm" svg:height="3.25cm" svg:x="17.923cm" svg:y="3cm">
          <text:p text:style-name="P1">0. <text:s text:c="28"/></text:p>
          <text:p text:style-name="P1">Order food from a restaurant using an ap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cm" svg:height="4cm" svg:x="5.75cm" svg:y="10.5cm">
          <text:p text:style-name="P1">1. <text:s text:c="17"/></text:p>
          <text:p text:style-name="P1"/>
          <text:p text:style-name="P1">Open App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11cm" svg:y="10.5cm">
          <text:p text:style-name="P1">2. <text:s text:c="17"/></text:p>
          <text:p text:style-name="P1"/>
          <text:p text:style-name="P1">Enter Area Detail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21.5cm" svg:y="10.5cm">
          <text:p text:style-name="P1">4. <text:s text:c="18"/></text:p>
          <text:p text:style-name="P1"/>
          <text:p text:style-name="P1">Buy Food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26.75cm" svg:y="10.5cm">
          <text:p text:style-name="P1">5. <text:s text:c="18"/></text:p>
          <text:p text:style-name="P1"/>
          <text:p text:style-name="P1">Wait for Foo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32cm" svg:y="10.5cm">
          <text:p text:style-name="P1">6. <text:s text:c="17"/></text:p>
          <text:p text:style-name="P1"/>
          <text:p text:style-name="P1">Receive Foo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16.25cm" svg:y="10.5cm">
          <text:p text:style-name="P1">3. <text:s text:c="17"/></text:p>
          <text:p text:style-name="P1"/>
          <text:p text:style-name="P1">Select Your Ord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4cm" svg:y="22.5cm">
          <text:p text:style-name="P1">3.1 <text:s text:c="16"/></text:p>
          <text:p text:style-name="P1"/>
          <text:p text:style-name="P1">Select Cuisine Filt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9cm" svg:y="22.5cm">
          <text:p text:style-name="P1">3.2 <text:s text:c="16"/></text:p>
          <text:p text:style-name="P1"/>
          <text:p text:style-name="P1">Select Restaura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24.5cm" svg:y="22.5cm">
          <text:p text:style-name="P1">4.2 <text:s text:c="16"/></text:p>
          <text:p text:style-name="P1"/>
          <text:p text:style-name="P1">Put in payment detai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34.25cm" svg:y="22.5cm">
          <text:p text:style-name="P1">4.4 <text:s text:c="16"/></text:p>
          <text:p text:style-name="P1"/>
          <text:p text:style-name="P1">Select Confirm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29.25cm" svg:y="22.5cm">
          <text:p text:style-name="P1">4.3 <text:s text:c="16"/></text:p>
          <text:p text:style-name="P1"/>
          <text:p text:style-name="P1">Review your ord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19.5cm" svg:y="22.5cm">
          <text:p text:style-name="P1">4.1 <text:s text:c="15"/></text:p>
          <text:p text:style-name="P1"/>
          <text:p text:style-name="P1">Go to check ou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4cm" svg:x="14cm" svg:y="22.5cm">
          <text:p text:style-name="P1">3.3 <text:s text:c="16"/></text:p>
          <text:p text:style-name="P1"/>
          <text:p text:style-name="P1">Select Food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cm" svg:y1="6.25cm" svg:x2="21cm" svg:y2="10cm">
          <text:p/>
        </draw:line>
        <draw:line draw:style-name="gr5" draw:text-style-name="P2" draw:layer="layout" svg:x1="5.75cm" svg:y1="10cm" svg:x2="36.25cm" svg:y2="10cm">
          <text:p/>
        </draw:line>
        <draw:line draw:style-name="gr6" draw:text-style-name="P2" draw:layer="layout" svg:x1="18.5cm" svg:y1="14.5cm" svg:x2="18.5cm" svg:y2="15.5cm">
          <text:p/>
        </draw:line>
        <draw:line draw:style-name="gr6" draw:text-style-name="P2" draw:layer="layout" svg:x1="4cm" svg:y1="22cm" svg:x2="18.25cm" svg:y2="22cm">
          <text:p/>
        </draw:line>
        <draw:line draw:style-name="gr6" draw:text-style-name="P2" draw:layer="layout" svg:x1="23.75cm" svg:y1="14.5cm" svg:x2="23.75cm" svg:y2="15.5cm">
          <text:p/>
        </draw:line>
        <draw:line draw:style-name="gr6" draw:text-style-name="P2" draw:layer="layout" svg:x1="23.75cm" svg:y1="15.5cm" svg:x2="29cm" svg:y2="15.5cm">
          <text:p/>
        </draw:line>
        <draw:line draw:style-name="gr6" draw:text-style-name="P2" draw:layer="layout" svg:x1="29cm" svg:y1="15.5cm" svg:x2="29cm" svg:y2="22cm">
          <text:p/>
        </draw:line>
        <draw:line draw:style-name="gr6" draw:text-style-name="P2" draw:layer="layout" svg:x1="19.5cm" svg:y1="22cm" svg:x2="38.5cm" svg:y2="22cm">
          <text:p/>
        </draw:line>
        <draw:line draw:style-name="gr6" draw:text-style-name="P2" draw:layer="layout" svg:x1="18.5cm" svg:y1="15.5cm" svg:x2="11.25cm" svg:y2="15.5cm">
          <text:p/>
        </draw:line>
        <draw:line draw:style-name="gr6" draw:text-style-name="P2" draw:layer="layout" svg:x1="11.25cm" svg:y1="22cm" svg:x2="11.25cm" svg:y2="15.5cm">
          <text:p/>
        </draw:line>
        <draw:line draw:style-name="gr6" draw:text-style-name="P2" draw:layer="layout" svg:x1="5.75cm" svg:y1="14.75cm" svg:x2="10cm" svg:y2="14.75cm">
          <text:p/>
        </draw:line>
        <draw:line draw:style-name="gr6" draw:text-style-name="P2" draw:layer="layout" svg:x1="32cm" svg:y1="14.75cm" svg:x2="36.25cm" svg:y2="14.75cm">
          <text:p/>
        </draw:line>
        <draw:line draw:style-name="gr6" draw:text-style-name="P2" draw:layer="layout" svg:x1="26.75cm" svg:y1="14.75cm" svg:x2="31cm" svg:y2="14.75cm">
          <text:p/>
        </draw:line>
        <draw:line draw:style-name="gr6" draw:text-style-name="P2" draw:layer="layout" svg:x1="11cm" svg:y1="14.75cm" svg:x2="15.25cm" svg:y2="14.75cm">
          <text:p/>
        </draw:line>
        <draw:line draw:style-name="gr6" draw:text-style-name="P2" draw:layer="layout" svg:x1="4cm" svg:y1="26.75cm" svg:x2="8.25cm" svg:y2="26.75cm">
          <text:p/>
        </draw:line>
        <draw:line draw:style-name="gr6" draw:text-style-name="P2" draw:layer="layout" svg:x1="34.25cm" svg:y1="26.75cm" svg:x2="38.5cm" svg:y2="26.75cm">
          <text:p/>
        </draw:line>
        <draw:line draw:style-name="gr6" draw:text-style-name="P2" draw:layer="layout" svg:x1="29.25cm" svg:y1="26.75cm" svg:x2="33.5cm" svg:y2="26.75cm">
          <text:p/>
        </draw:line>
        <draw:line draw:style-name="gr6" draw:text-style-name="P2" draw:layer="layout" svg:x1="24.5cm" svg:y1="26.75cm" svg:x2="28.75cm" svg:y2="26.75cm">
          <text:p/>
        </draw:line>
        <draw:line draw:style-name="gr6" draw:text-style-name="P2" draw:layer="layout" svg:x1="19.5cm" svg:y1="26.75cm" svg:x2="23.75cm" svg:y2="26.75cm">
          <text:p/>
        </draw:line>
        <draw:line draw:style-name="gr6" draw:text-style-name="P2" draw:layer="layout" svg:x1="14cm" svg:y1="26.75cm" svg:x2="18.25cm" svg:y2="26.75cm">
          <text:p/>
        </draw:line>
        <draw:line draw:style-name="gr6" draw:text-style-name="P2" draw:layer="layout" svg:x1="9cm" svg:y1="26.75cm" svg:x2="13.25cm" svg:y2="26.75cm">
          <text:p/>
        </draw:line>
        <draw:frame draw:style-name="gr7" draw:text-style-name="P3" draw:layer="layout" svg:width="14.25cm" svg:height="5.228cm" svg:x="21.25cm" svg:y="6.522cm">
          <draw:text-box>
            <text:p>Plan 0.</text:p>
            <text:p><text:tab/>do 1</text:p>
            <text:p><text:tab/>do 2 if GPS access is not granted to app</text:p>
            <text:p><text:tab/>do 3 - 6</text:p>
            <text:p><text:tab/></text:p>
          </draw:text-box>
        </draw:frame>
        <draw:frame draw:style-name="gr8" draw:text-style-name="P3" draw:layer="layout" svg:width="12cm" svg:height="5.939cm" svg:x="11.25cm" svg:y="16.061cm">
          <draw:text-box>
            <text:p>Plan 1.</text:p>
            <text:p><text:tab/>do 3.1 to look for certain cuisine</text:p>
            <text:p><text:tab/>do 3.2</text:p>
            <text:p><text:tab/>do 3.3 repeatedly to order <text:tab/></text:p>
            <text:p><text:tab/>multiple dishes from one restaurant</text:p>
            <text:p><text:tab/>repeat from 3.2 to order from <text:tab/></text:p>
            <text:p><text:tab/>multiple restaurants</text:p>
          </draw:text-box>
        </draw:frame>
        <draw:frame draw:style-name="gr9" draw:text-style-name="P3" draw:layer="layout" svg:width="9.5cm" svg:height="2.5cm" svg:x="29.25cm" svg:y="18cm">
          <draw:text-box>
            <text:p>Plan 4.</text:p>
            <text:p><text:tab/>do 4.1 – 4.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1T17:01:55.697457030</meta:creation-date>
    <dc:date>2021-10-11T19:36:22.928275583</dc:date>
    <meta:editing-duration>PT1H9M2S</meta:editing-duration>
    <meta:editing-cycles>55</meta:editing-cycles>
    <meta:generator>LibreOffice/7.1.6.2.0$Linux_X86_64 LibreOffice_project/10$Build-2</meta:generator>
    <meta:document-statistic meta:object-count="38"/>
  </office:meta>
</office:document-meta>
</file>